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c76" officeooo:paragraph-rsid="00136c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lie 4</text:p>
      <text:p text:style-name="P1">Erklärbär über Farbkanäle</text:p>
      <text:p text:style-name="P1"/>
      <text:p text:style-name="P1">Folie 5</text:p>
      <text:p text:style-name="P1">Additive Farbdarstellung der hier dargestellten 16 Farben d.h. recht buntes Farbspektrum, bunte Mischung an Farben</text:p>
      <text:p text:style-name="P1">mittelmäßige Farbtonvariation, mittelmäßige Sättigungsvariation, mittelmäßige Helligkeitsvariation</text:p>
      <text:p text:style-name="P1"/>
      <text:p text:style-name="P1">Folie 6</text:p>
      <text:p text:style-name="P1">kein volles Farbspektrum möglich, aber dafür fein-granulare Farbdarstellung von Rot, Grün, Blau und Grau</text:p>
      <text:p text:style-name="P1">kaum Farbtonvariation, keine Sättigungsvariation dafür aber viele Helligkeitstöne</text:p>
      <text:p text:style-name="P1"/>
      <text:p text:style-name="P1">Folie 8</text:p>
      <text:p text:style-name="P1">frei wählbares Farbfeld, keine pauschalen Aussagen möglich, Farbauswahl liegt komplett in den Händen des Kun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21:38.706000000</meta:creation-date>
    <dc:date>2019-10-31T19:55:19.581000000</dc:date>
    <meta:editing-duration>PT2H23M40S</meta:editing-duration>
    <meta:editing-cycles>1</meta:editing-cycles>
    <meta:document-statistic meta:table-count="0" meta:image-count="0" meta:object-count="0" meta:page-count="1" meta:paragraph-count="10" meta:word-count="69" meta:character-count="561" meta:non-whitespace-character-count="502"/>
    <meta:generator>LibreOffice/6.1.5.2$Windows_X86_64 LibreOffice_project/90f8dcf33c87b3705e78202e3df5142b201bd805</meta:generator>
  </office:meta>
</office:document-meta>
</file>